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2-18T00:00:00" table:style-name="ce4">
            <text:p>18.12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0]*([.D10]+50*[.C10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1]*([.D11]+50*[.C11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25" table:style-name="ce8">
            <text:p>25</text:p>
          </table:table-cell>
          <table:table-cell office:value-type="currency" office:value="125" table:formula="of:=[.A12]*([.D12]+25*[.C12])" table:style-name="ce9">
            <text:p>CHF 12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50" table:formula="of:=[.A13]*[.D13]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100" table:formula="of:=[.A14]*[.D14]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275" table:formula="of:=SUM([.E6:.E18])" table:number-columns-spanned="2" table:number-rows-spanned="1" table:style-name="ce11">
            <text:p>CHF 275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30:17Z</dc:date>
    <meta:print-date>2022-09-13T17:30:14Z</meta:print-date>
    <meta:editing-cycles>14</meta:editing-cycles>
    <meta:editing-duration>PT0S</meta:editing-duration>
  </office:meta>
</office:document-meta>
</file>